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s.Characters( ParsingContext parsingContext , Locator location , char [ ] chars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